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468a1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oads val into r0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oves from sr2 to sr1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ds sr2 to sr1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sr1 (5b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ogical not on sr1</text:p>
          </table:table-cell>
          <table:table-cell table:style-name="ce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ogical and of sr1 and sr2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ogical or of sr1 and sr2</text:p>
          </table:table-cell>
          <table:table-cell table:style-name="ce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ogical xor of sr1 and sr2</text:p>
          </table:table-cell>
          <table:table-cell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hift sr1 left by the number in sr2</text:p>
          </table:table-cell>
          <table:table-cell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hift sr1 right by the number in sr2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r1 (5b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jump to address in sr1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jump to address in sr1 if sr2 is negative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ad into sr1 from memory address in sr2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write from sr1 to a memory address in sr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sr1 (5b)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pushes sr1 to the stack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sr1 (5b)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ops from stack to sr1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table:style-name="ce4" office:value-type="string" calcext:value-type="string">
            <text:p>110000 – 11111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ignal that you are alive (sets your life to 100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2:22:21.818186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8-31T12:44:57.215965090</dc:date>
    <meta:editing-duration>PT8H30M47S</meta:editing-duration>
    <meta:editing-cycles>9</meta:editing-cycles>
    <meta:generator>LibreOffice/24.8.7.2$Linux_X86_64 LibreOffice_project/480$Build-2</meta:generator>
    <meta:document-statistic meta:table-count="1" meta:cell-count="177" meta:object-count="0"/>
  </office:meta>
</office:document-meta>
</file>